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62144" officeooo:paragraph-rsid="00562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stawianie docke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0T14:00:59.873844396</dc:date>
    <meta:editing-duration>P1DT2H27M54S</meta:editing-duration>
    <meta:editing-cycles>48</meta:editing-cycles>
    <meta:document-statistic meta:table-count="0" meta:image-count="0" meta:object-count="0" meta:page-count="1" meta:paragraph-count="1" meta:word-count="2" meta:character-count="19" meta:non-whitespace-character-count="18"/>
  </office:meta>
</office:document-meta>
</file>